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d6bbf"/>
    </style:style>
    <style:style style:name="T1" style:family="text">
      <style:text-properties officeooo:rsid="00089182"/>
    </style:style>
    <style:style style:name="T2" style:family="text">
      <style:text-properties fo:color="#000000" fo:font-size="12pt" fo:language="en" fo:country="SG" fo:background-color="#ffffff" loext:char-shading-value="0"/>
    </style:style>
    <style:style style:name="T3" style:family="text">
      <style:text-properties fo:color="#000000" fo:font-size="12pt" fo:language="en" fo:country="SG" officeooo:rsid="00089182" fo:background-color="#ffffff" loext:char-shading-value="0"/>
    </style:style>
    <style:style style:name="T4" style:family="text">
      <style:text-properties fo:color="#000000" fo:font-size="12pt" fo:language="en" fo:country="SG" officeooo:rsid="000a09fe" fo:background-color="#ffffff" loext:char-shading-value="0"/>
    </style:style>
    <style:style style:name="T5" style:family="text">
      <style:text-properties fo:color="#000000" fo:font-size="12pt" fo:language="en" fo:country="SG" officeooo:rsid="000b8622" fo:background-color="#ffffff"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wadays, cyber-physical systems (CPS) are receiving high popularity and being widely adopted in various areas. However, the increasing prevalence of cyber attacks targeting them poses a growing security concern. </text:span><text:span text:style-name="T3">F</text:span><text:span text:style-name="T2">irmware-</text:span><text:span text:style-name="T3">based</text:span><text:span text:style-name="T2"> attacks are </text:span><text:span text:style-name="T3">widely common class of attacks that exploits memory safety vulnerabilities in firmwares. </text:span></text:p>
      <text:p text:style-name="P1"/>
      <text:p text:style-name="P1"><text:span text:style-name="T2">As countermeasures, wide range of memory safety tools have been developed that can dynamically detect and mitigate memory safety violations. However, these tools also incur high runtime overheads, which might not be tolerable in most delay-sensitive CPS. On this research, we empirically measure memory safety overheads and quantify the tolerance level of </text:span><text:span text:style-name="T5">CPS </text:span><text:span text:style-name="T4">on</text:span><text:span text:style-name="T2"> such overheads. By doing so, we can able to 1) specify the minimum hardware specifications, e.g., processor speed, that a given cyber-physical system requires to operate normally and/or 2) specify the types of memory safety tools whose runtime overheads do not significantly affect the normal operation of the cyber physical syste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6:43:33.497980972</meta:creation-date>
    <dc:date>2016-05-04T17:11:40.868166393</dc:date>
    <meta:editing-duration>PT12M54S</meta:editing-duration>
    <meta:editing-cycles>5</meta:editing-cycles>
    <meta:generator>LibreOffice/4.2.8.2$Linux_X86_64 LibreOffice_project/420m0$Build-2</meta:generator>
    <meta:document-statistic meta:table-count="0" meta:image-count="0" meta:object-count="0" meta:page-count="1" meta:paragraph-count="2" meta:word-count="149" meta:character-count="1024" meta:non-whitespace-character-count="876"/>
  </office:meta>
</office:document-meta>
</file>